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UseCase" style:family="table">
      <style:table-properties style:width="6.6924in" table:align="margins"/>
    </style:style>
    <style:style style:name="UseCase.A" style:family="table-column">
      <style:table-column-properties style:column-width="1.2424in" style:rel-column-width="1789*"/>
    </style:style>
    <style:style style:name="UseCase.B" style:family="table-column">
      <style:table-column-properties style:column-width="0.466in" style:rel-column-width="671*"/>
    </style:style>
    <style:style style:name="UseCase.C" style:family="table-column">
      <style:table-column-properties style:column-width="4.984in" style:rel-column-width="7177*"/>
    </style:style>
    <style:style style:name="UseCase.A1" style:family="table-cell">
      <style:table-cell-properties fo:background-color="#c0c0c0" fo:padding="0.0382in" fo:border="0.0007in solid #000000">
        <style:background-image/>
      </style:table-cell-properties>
    </style:style>
    <style:style style:name="UseCase.2" style:family="table-row">
      <style:table-row-properties style:min-row-height="0.5007in"/>
    </style:style>
    <style:style style:name="UseCase.A2" style:family="table-cell">
      <style:table-cell-properties style:vertical-align="middle"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UseCas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UseCase.5" style:family="table-row">
      <style:table-row-properties style:min-row-height="0.8514in"/>
    </style:style>
    <style:style style:name="UseCase.6" style:family="table-row">
      <style:table-row-properties style:min-row-height="0.3333in"/>
    </style:style>
    <style:style style:name="UseCase.B6" style:family="table-cell">
      <style:table-cell-properties fo:padding="0.0382in" fo:border-left="0.0007in solid #000000" fo:border-right="none" fo:border-top="none" fo:border-bottom="0.0007in solid #000000"/>
    </style:style>
    <style:style style:name="UseCase.7" style:family="table-row">
      <style:table-row-properties style:min-row-height="0.0375in"/>
    </style:style>
    <style:style style:name="UseCase.8" style:family="table-row">
      <style:table-row-properties style:min-row-height="0.2639in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P3" style:family="paragraph" style:parent-style-name="Table_20_Contents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Table_20_Contents" style:list-style-name="L2"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end" style:justify-single-word="false"/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seCase" table:style-name="UseCase">
        <table:table-column table:style-name="UseCase.A"/>
        <table:table-column table:style-name="UseCase.B"/>
        <table:table-column table:style-name="UseCase.C"/>
        <table:table-row>
          <table:table-cell table:style-name="UseCase.A1" table:number-columns-spanned="3" office:value-type="string">
            <text:p text:style-name="P3">Hire Employee(UC-7)</text:p>
          </table:table-cell>
          <table:covered-table-cell/>
          <table:covered-table-cell/>
        </table:table-row>
        <table:table-row table:style-name="UseCase.2">
          <table:table-cell table:style-name="UseCase.A2" office:value-type="string">
            <text:p text:style-name="P1">Description</text:p>
          </table:table-cell>
          <table:table-cell table:style-name="UseCase.B2" table:number-columns-spanned="2" office:value-type="string">
            <text:p text:style-name="P2">The user must hire employees in order to start working on a project or can hire more employees if he thinks that he needs more manpower. </text:p>
          </table:table-cell>
          <table:covered-table-cell/>
        </table:table-row>
        <table:table-row>
          <table:table-cell table:style-name="UseCase.A2" office:value-type="string">
            <text:p text:style-name="P1">Prerequisites</text:p>
          </table:table-cell>
          <table:table-cell table:style-name="UseCase.B2" table:number-columns-spanned="2" office:value-type="string">
            <text:p text:style-name="P2">UC-6</text:p>
          </table:table-cell>
          <table:covered-table-cell/>
        </table:table-row>
        <table:table-row>
          <table:table-cell table:style-name="UseCase.A2" office:value-type="string">
            <text:p text:style-name="P1">Actors</text:p>
          </table:table-cell>
          <table:table-cell table:style-name="UseCase.B2" table:number-columns-spanned="2" office:value-type="string">
            <text:p text:style-name="P2">User</text:p>
          </table:table-cell>
          <table:covered-table-cell/>
        </table:table-row>
        <table:table-row table:style-name="UseCase.5">
          <table:table-cell table:style-name="UseCase.A2" office:value-type="string">
            <text:p text:style-name="P1">Scenario</text:p>
          </table:table-cell>
          <table:table-cell table:style-name="UseCase.B2" table:number-columns-spanned="2" office:value-type="string">
            <text:list text:style-name="L2">
              <text:list-item>
                <text:p text:style-name="P5">The user selects the employee he wants to hire.</text:p>
              </text:list-item>
              <text:list-item>
                <text:p text:style-name="P5">The user clicks the hire button in order to hire the employee.</text:p>
              </text:list-item>
              <text:list-item>
                <text:p text:style-name="P5">The status of the employee changes.</text:p>
              </text:list-item>
            </text:list>
          </table:table-cell>
          <table:covered-table-cell/>
        </table:table-row>
        <table:table-row table:style-name="UseCase.6">
          <table:table-cell table:style-name="UseCase.A2" table:number-rows-spanned="2" office:value-type="string">
            <text:p text:style-name="P1">Alternative Paths</text:p>
          </table:table-cell>
          <table:table-cell table:style-name="UseCase.B6" office:value-type="string">
            <text:p text:style-name="P6">2a</text:p>
          </table:table-cell>
          <table:table-cell table:style-name="UseCase.B2" office:value-type="string">
            <text:p text:style-name="P2">The user has not selected an employee. A warning message appears.</text:p>
          </table:table-cell>
        </table:table-row>
        <table:table-row table:style-name="UseCase.7">
          <table:covered-table-cell/>
          <table:table-cell table:style-name="UseCase.B6" office:value-type="string">
            <text:p text:style-name="P6">2b</text:p>
          </table:table-cell>
          <table:table-cell table:style-name="UseCase.B2" office:value-type="string">
            <text:p text:style-name="P2">The selected employee is already employed by a company a warning message appears.</text:p>
          </table:table-cell>
        </table:table-row>
        <table:table-row table:style-name="UseCase.8">
          <table:table-cell table:style-name="UseCase.A2" office:value-type="string">
            <text:p text:style-name="P1">Notes</text:p>
          </table:table-cell>
          <table:table-cell table:style-name="UseCase.B2" table:number-columns-spanned="2" office:value-type="string">
            <text:p text:style-name="P2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dward Elric</meta:initial-creator>
    <meta:creation-date>2009-01-11T20:41:25</meta:creation-date>
    <dc:creator>Edward Elric</dc:creator>
    <dc:date>2009-01-11T20:46:31</dc:date>
    <meta:editing-cycles>7</meta:editing-cycles>
    <meta:editing-duration>PT5M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7" meta:word-count="93" meta:character-count="518"/>
  </office:meta>
</office:document-meta>
</file>